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9640" officeooo:paragraph-rsid="001f9640"/>
    </style:style>
    <style:style style:name="P4" style:family="paragraph" style:parent-style-name="Standard">
      <style:text-properties officeooo:rsid="001ffac2" officeooo:paragraph-rsid="001ffac2"/>
    </style:style>
    <style:style style:name="P5" style:family="paragraph" style:parent-style-name="Standard">
      <style:text-properties officeooo:rsid="0022e814" officeooo:paragraph-rsid="0022e814"/>
    </style:style>
    <style:style style:name="P6" style:family="paragraph" style:parent-style-name="Text_20_body">
      <style:text-properties officeooo:rsid="001ffac2" officeooo:paragraph-rsid="001ffac2"/>
    </style:style>
    <style:style style:name="P7" style:family="paragraph" style:parent-style-name="Text_20_body">
      <style:text-properties officeooo:rsid="00280a9c" officeooo:paragraph-rsid="00280a9c"/>
    </style:style>
    <style:style style:name="P8" style:family="paragraph" style:parent-style-name="Heading_20_3">
      <style:text-properties officeooo:rsid="00280a9c" officeooo:paragraph-rsid="00280a9c"/>
    </style:style>
    <style:style style:name="P9" style:family="paragraph" style:parent-style-name="Heading_20_2">
      <style:text-properties officeooo:rsid="0028d996" officeooo:paragraph-rsid="0028d996"/>
    </style:style>
    <style:style style:name="P10" style:family="paragraph" style:parent-style-name="Standard">
      <style:text-properties officeooo:rsid="001ffac2" officeooo:paragraph-rsid="0022a8ec"/>
    </style:style>
    <style:style style:name="P11" style:family="paragraph" style:parent-style-name="Standard">
      <style:text-properties officeooo:rsid="001f181b" officeooo:paragraph-rsid="001f181b"/>
    </style:style>
    <style:style style:name="P12" style:family="paragraph" style:parent-style-name="Standard">
      <style:text-properties officeooo:rsid="001f181b" officeooo:paragraph-rsid="0028d996"/>
    </style:style>
    <style:style style:name="P13" style:family="paragraph" style:parent-style-name="Standard">
      <style:text-properties officeooo:rsid="0028d996" officeooo:paragraph-rsid="0028d996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f7bc"/>
    </style:style>
    <style:style style:name="T6" style:family="text">
      <style:text-properties officeooo:rsid="0028d996"/>
    </style:style>
    <style:style style:name="T7" style:family="text">
      <style:text-properties officeooo:rsid="001f18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grifflichkeiten</text:h>
      <text:p text:style-name="P1"/>
      <text:h text:style-name="P9" text:outline-level="2">Knoten</text:h>
      <text:h text:style-name="Heading_20_3" text:outline-level="3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3">Eine Verbindung zwischen zwei Knoten, <text:span text:style-name="T2">egal ob realer oder virtueller Knoten, wird Kante genannt. Hier wird zwischen inaktiver, aktiver und permanenter Kante unterschieden. </text:span></text:p>
      <text:p text:style-name="P3"/>
      <text:h text:style-name="Heading_20_3" text:outline-level="3">permanente Kante</text:h>
      <text:p text:style-name="P6">Eine permanente Kante verbindet zwei reale Knoten, wenn die Verbindung keine Weiche beinhaltet.<text:line-break/><text:span text:style-name="T5">Wenn sich auf einer Strecke als 2 oder mehr Streckenblöcke befinden.</text:span></text:p>
      <text:h text:style-name="Heading_20_3" text:outline-level="3"><text:span text:style-name="T3">i</text:span>naktive Kante</text:h>
      <text:p text:style-name="P4">Eine inaktive Kante verbindet zwei Knoten, wenn der eine Knoten durch die Stellung der Weiche nicht erreicht werden kann.</text:p>
      <text:p text:style-name="P4"/>
      <text:h text:style-name="Heading_20_3" text:outline-level="3">aktive Kante</text:h>
      <text:p text:style-name="P4">Eine aktive Kante verbindet zwei Knoten, wenn der eine Knoten durch die Stellung der Weiche erreicht wird kann.</text:p>
      <text:p text:style-name="P4"/>
      <text:p text:style-name="P10">Zu einer aktiven Kante gehört mindestens eine oder maximal drei inaktive Kante(n). Dieser Kantenverbund gehört zu einer Weiche. <text:s/>Ein Kantenverbund stellt softwaretechnisch eine Verkettete Liste dar, </text:p>
      <text:p text:style-name="P1"/>
      <text:h text:style-name="Heading_20_2" text:outline-level="2">Fahrtrichtung</text:h>
      <text:h text:style-name="Heading_20_3" text:outline-level="3">Virtuelle Fahrtrichtung </text:h>
      <text:p text:style-name="P12"><text:span text:style-name="T6">Fahrtrichtung eines Zug die sich aufgrund der Streckenführung ändert.</text:span></text:p>
      <text:p text:style-name="P13"><text:soft-page-break/>Dies tritt z.B. ein <text:span text:style-name="T7">wenn </text:span>ein <text:span text:style-name="T7">Zug durch eine Kehre fährt </text:span>oder eine Lok auf einer Drehscheibe gewendet wird<text:span text:style-name="T7">.</text:span></text:p>
      <text:p text:style-name="P1"/>
      <text:h text:style-name="Heading_20_3" text:outline-level="3">Reale Fahrtrichtung </text:h>
      <text:p text:style-name="P12">Ändert sich, wenn Fahrtrichtung am Zug durch Fahrpult geändert wird. <text:span text:style-name="T6">Dies zieht auch immer eine virtuelle Fahrtrichtungsänderung nach sich.</text:span></text:p>
      <text:p text:style-name="P1"/>
      <text:p text:style-name="P1"/>
      <text:h text:style-name="Heading_20_1" text:outline-level="1">Blöcke</text:h>
      <text:p text:style-name="P1">Jeder Block hat eine aktuelle Fahrtrichtung: Von „in“ nach „out“ oder von „out“ nach „in“</text:p>
      <text:p text:style-name="P1">Jeder Block kann entweder eine oder zwei Fahrtrichtungen annehmen (z.B. bei eingleisiger Strecke -&gt; 2 Fahrtrichtungen). Bei zwei Fahrtrichtungen ist eine aktuelle Fahrtrichtung vorzugeben.</text:p>
      <text:p text:style-name="P1"><text:s/></text:p>
      <text:p text:style-name="P1"/>
      <text:p text:style-name="P1">Wenn Kontakt eines Blocks belegt:</text:p>
      <text:p text:style-name="P1"/>
      <text:p text:style-name="P1"><text:s text:c="8"/>Signal rot</text:p>
      <text:p text:style-name="P1"><text:s text:c="8"/>Zug in Block setzen</text:p>
      <text:p text:style-name="P1"><text:s/></text:p>
      <text:p text:style-name="P1"/>
      <text:p text:style-name="P1">Wenn Kontakt eines Blocks wieder frei:</text:p>
      <text:p text:style-name="P1"/>
      <text:p text:style-name="P1"><text:s text:c="8"/>Signal grün</text:p>
      <text:p text:style-name="P1"><text:s text:c="8"/>Zug aus Block löschen</text:p>
      <text:p text:style-name="P1"><text:s text:c="8"/>BrakeVector setzen</text:p>
      <text:p text:style-name="P1"><text:s text:c="8"/>Vorherigen Zug beschleunigen</text:p>
      <text:p text:style-name="P1"/>
      <text:p text:style-name="P1"><text:s/></text:p>
      <text:p text:style-name="P1"/>
      <text:p text:style-name="P1"/>
      <text:p text:style-name="P1"/>
      <text:p text:style-name="P1"/>
      <text:h text:style-name="P8" text:outline-level="3">Umsetzung Software</text:h>
      <text:p text:style-name="P7">Package automode.Train</text:p>
      <text:p text:style-name="P7">Klasse <text:span text:style-name="T4">Terminator</text:span> Abstellgleis</text:p>
      <text:p text:style-name="P7">Klasse </text:p>
      <text:p text:style-name="P7"/>
      <text:p text:style-name="P1"/>
      <text:p text:style-name="P5"/>
      <text:p text:style-name="P1"/>
      <text:p text:style-name="P1"/>
      <text:p text:style-name="P1"><text:s/>*</text:p>
      <text:p text:style-name="P1"><text:s/>* <text:bookmark-start text:name="__DdeLink__1613_1278073192"/>Knotenbezeichner: <text:s/>x1,y1@x2,y2 <text:bookmark-end text:name="__DdeLink__1613_1278073192"/>Position Knoten1 und Position Knoten2</text:p>
      <text:p text:style-name="P1"><text:s/>* <text:s/></text:p>
      <text:p text:style-name="P1"><text:s/>* Knoten <text:s/></text:p>
      <text:p text:style-name="P1"><text:s/>* <text:s/></text:p>
      <text:p text:style-name="P1"><text:soft-page-break/><text:s/>* Knoten kann mit 1 bis 4 Kanten verbunden sein.</text:p>
      <text:p text:style-name="P1"><text:s/>* </text:p>
      <text:p text:style-name="P1"><text:s/>* Im Knoten sind immer 2 Kanten miteinander verbunden (geschaltet) -&gt; je nach Weichenstellung </text:p>
      <text:p text:style-name="P1"/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9-03-20T22:06:50.138131986</dc:date>
    <meta:editing-duration>PT2H36M51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3" meta:paragraph-count="50" meta:word-count="376" meta:character-count="2641" meta:non-whitespace-character-count="2237"/>
  </office:meta>
</office:document-meta>
</file>